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5.57mm" fo:margin-left="28.95mm" table:align="left" style:writing-mode="lr-tb"/>
    </style:style>
    <style:style style:name="Table1.A" style:family="table-column">
      <style:table-column-properties style:column-width="90.05mm"/>
    </style:style>
    <style:style style:name="Table1.B" style:family="table-column">
      <style:table-column-properties style:column-width="6.77mm"/>
    </style:style>
    <style:style style:name="Table1.C" style:family="table-column">
      <style:table-column-properties style:column-width="28.75mm"/>
    </style:style>
    <style:style style:name="Table1.1" style:family="table-row">
      <style:table-row-properties style:row-height="41.01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2" style:family="table-row">
      <style:table-row-properties style:row-height="0.51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0.6pt solid #000001" fo:border-bottom="none"/>
    </style:style>
    <style:style style:name="Table2" style:family="table">
      <style:table-properties style:width="113.24mm" fo:margin-left="0mm" table:align="left" style:writing-mode="lr-tb"/>
    </style:style>
    <style:style style:name="Table2.A" style:family="table-column">
      <style:table-column-properties style:column-width="39.12mm"/>
    </style:style>
    <style:style style:name="Table2.B" style:family="table-column">
      <style:table-column-properties style:column-width="66.32mm"/>
    </style:style>
    <style:style style:name="Table2.C" style:family="table-column">
      <style:table-column-properties style:column-width="7.8mm"/>
    </style:style>
    <style:style style:name="Table2.1" style:family="table-row">
      <style:table-row-properties style:row-height="2.29mm" fo:keep-together="auto"/>
    </style:style>
    <style:style style:name="Table2.A1" style:family="table-cell">
      <style:table-cell-properties style:vertical-align="middle" fo:padding="0mm" fo:border="none"/>
    </style:style>
    <style:style style:name="Table2.C1" style:family="table-cell">
      <style:table-cell-properties fo:padding="0mm" fo:border-left="none" fo:border-right="none" fo:border-top="none" fo:border-bottom="1.25pt dotted #000001"/>
    </style:style>
    <style:style style:name="Table2.2" style:family="table-row">
      <style:table-row-properties style:row-height="1.31mm" fo:keep-together="auto"/>
    </style:style>
    <style:style style:name="Table2.C2" style:family="table-cell">
      <style:table-cell-properties fo:padding="0mm" fo:border-left="none" fo:border-right="none" fo:border-top="1.25pt dotted #000001" fo:border-bottom="none"/>
    </style:style>
    <style:style style:name="Table3" style:family="table">
      <style:table-properties style:width="155.58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77.75mm" style:rel-column-width="4608*"/>
    </style:style>
    <style:style style:name="Table3.B" style:family="table-column">
      <style:table-column-properties style:column-width="77.82mm" style:rel-column-width="461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2.54mm" fo:margin-bottom="0mm" fo:line-height="88%" fo:text-align="center" style:justify-single-word="false"/>
    </style:style>
    <style:style style:name="P2" style:family="paragraph" style:parent-style-name="Standard">
      <style:paragraph-properties fo:margin-top="0mm" fo:margin-bottom="4.09mm" fo:line-height="0.35mm"/>
    </style:style>
    <style:style style:name="P3" style:family="paragraph" style:parent-style-name="Standard">
      <style:paragraph-properties fo:margin-left="1.27mm" fo:margin-right="0mm" fo:margin-top="0mm" fo:margin-bottom="2.54mm" fo:text-indent="0mm" style:auto-text-indent="false">
        <style:tab-stops>
          <style:tab-stop style:position="85.41mm"/>
          <style:tab-stop style:position="129.79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1.27mm" fo:margin-right="0mm" fo:margin-top="1.27mm" fo:margin-bottom="0mm" fo:text-indent="0mm" style:auto-text-indent="false"/>
      <style:text-properties fo:color="#000000" style:font-name="Times New Roman" fo:font-size="10.5pt" fo:letter-spacing="-0.11mm" style:font-size-asian="10.5pt" style:text-scale="110%"/>
    </style:style>
    <style:style style:name="P5" style:family="paragraph" style:parent-style-name="Standard">
      <style:paragraph-properties fo:margin-left="1.27mm" fo:margin-right="0mm" fo:margin-top="3.81mm" fo:margin-bottom="0mm" fo:text-indent="0mm" style:auto-text-indent="false"/>
      <style:text-properties fo:color="#000000" style:font-name="Times New Roman" fo:font-size="10.5pt" fo:letter-spacing="-0.07mm" style:font-size-asian="10.5pt" style:text-scale="110%"/>
    </style:style>
    <style:style style:name="P6" style:family="paragraph" style:parent-style-name="Standard">
      <style:paragraph-properties fo:margin-left="1.27mm" fo:margin-right="0mm" fo:text-indent="0mm" style:auto-text-indent="false">
        <style:tab-stops>
          <style:tab-stop style:position="53.08mm" style:type="right" style:leader-style="dotted" style:leader-text="."/>
        </style:tab-stops>
      </style:paragraph-properties>
      <style:text-properties fo:color="#000000" style:font-name="Times New Roman" fo:font-size="10.5pt" fo:letter-spacing="-0.11mm" style:font-size-asian="10.5pt" style:text-scale="110%"/>
    </style:style>
    <style:style style:name="P7" style:family="paragraph" style:parent-style-name="Standard">
      <style:paragraph-properties fo:margin-left="1.27mm" fo:margin-right="0mm" fo:margin-top="0mm" fo:margin-bottom="1.91mm" fo:text-indent="0mm" style:auto-text-indent="false"/>
      <style:text-properties fo:color="#000000" style:font-name="Times New Roman" fo:font-size="10.5pt" fo:letter-spacing="-0.21mm" style:font-size-asian="10.5pt" style:text-scale="110%"/>
    </style:style>
    <style:style style:name="P8" style:family="paragraph" style:parent-style-name="Standard">
      <style:paragraph-properties fo:margin-left="1.27mm" fo:margin-right="0mm" fo:margin-top="0.64mm" fo:margin-bottom="2.54mm" fo:line-height="118%" fo:text-indent="0mm" style:auto-text-indent="false"/>
      <style:text-properties fo:color="#000000" style:font-name="Times New Roman" fo:font-size="7.5pt" fo:letter-spacing="-0.07mm" style:font-size-asian="7.5pt"/>
    </style:style>
    <style:style style:name="P9" style:family="paragraph" style:parent-style-name="Standard">
      <style:paragraph-properties fo:margin-left="1.27mm" fo:margin-right="90.17mm" fo:margin-top="3.81mm" fo:margin-bottom="0mm" fo:text-indent="0mm" style:auto-text-indent="false"/>
    </style:style>
    <style:style style:name="P10" style:family="paragraph" style:parent-style-name="Standard">
      <style:paragraph-properties fo:margin-left="13.97mm" fo:margin-right="0mm" fo:margin-top="3.18mm" fo:margin-bottom="0mm" fo:text-indent="0mm" style:auto-text-indent="false">
        <style:tab-stops>
          <style:tab-stop style:position="133.99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25.4mm" fo:margin-right="3.81mm" fo:text-indent="0mm" style:auto-text-indent="false">
        <style:tab-stops>
          <style:tab-stop style:position="54.61mm" style:leader-style="dotted" style:leader-text="."/>
          <style:tab-stop style:position="150.3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25.4mm" fo:margin-right="3.81mm" fo:margin-top="3.18mm" fo:margin-bottom="4.45mm" fo:text-align="justify" style:justify-single-word="false" fo:text-indent="5.08mm" style:auto-text-indent="false"/>
    </style:style>
    <style:style style:name="P13" style:family="paragraph" style:parent-style-name="Standard">
      <style:paragraph-properties fo:margin-left="0mm" fo:margin-right="12.24mm" fo:text-align="end" style:justify-single-word="false" fo:text-indent="0mm" style:auto-text-indent="false">
        <style:tab-stops>
          <style:tab-stop style:position="54.08mm" style:type="right"/>
        </style:tab-stops>
      </style:paragraph-properties>
    </style:style>
    <style:style style:name="P14" style:family="paragraph" style:parent-style-name="Standard">
      <style:paragraph-properties fo:margin-top="0mm" fo:margin-bottom="3.46mm" fo:line-height="0.35mm"/>
    </style:style>
    <style:style style:name="P15" style:family="paragraph" style:parent-style-name="Standard">
      <style:paragraph-properties fo:margin-top="4.45mm" fo:margin-bottom="0mm" fo:line-height="110%" fo:text-align="center" style:justify-single-word="false"/>
      <style:text-properties fo:color="#000000" style:font-name="Times New Roman" fo:letter-spacing="0.07mm" fo:font-weight="bold" style:font-weight-asian="bold" style:text-scale="105%"/>
    </style:style>
    <style:style style:name="P16" style:family="paragraph" style:parent-style-name="Standard">
      <style:paragraph-properties fo:margin-top="0.64mm" fo:margin-bottom="0mm" fo:line-height="90%" fo:text-align="center" style:justify-single-word="false"/>
      <style:text-properties fo:color="#000000" style:font-name="Times New Roman" fo:font-weight="bold" style:font-weight-asian="bold" style:text-scale="105%"/>
    </style:style>
    <style:style style:name="P17" style:family="paragraph" style:parent-style-name="Standard">
      <style:paragraph-properties fo:margin-top="12.07mm" fo:margin-bottom="0mm" fo:text-align="center" style:justify-single-word="false"/>
      <style:text-properties fo:color="#000000" style:font-name="Times New Roman" fo:letter-spacing="-0.39mm" fo:font-weight="bold" style:font-weight-asian="bold" style:text-scale="105%"/>
    </style:style>
    <style:style style:name="P18" style:family="paragraph" style:parent-style-name="Standard">
      <style:paragraph-properties fo:margin-top="8.89mm" fo:margin-bottom="0mm" fo:line-height="81%" fo:text-align="center" style:justify-single-word="false"/>
      <style:text-properties fo:color="#000000" style:font-name="Times New Roman" fo:font-size="26pt" fo:font-weight="bold" style:font-size-asian="26pt" style:font-weight-asian="bold"/>
    </style:style>
    <style:style style:name="P19" style:family="paragraph" style:parent-style-name="Standard">
      <style:paragraph-properties fo:margin-left="0mm" fo:margin-right="8.26mm" fo:line-height="85%" fo:text-align="end" style:justify-single-word="false" fo:text-indent="0mm" style:auto-text-indent="false"/>
      <style:text-properties fo:color="#000000" style:font-name="Times New Roman" fo:font-size="9pt" fo:letter-spacing="-0.14mm" fo:font-weight="bold" style:font-size-asian="9pt" style:font-weight-asian="bold" style:text-scale="110%"/>
    </style:style>
    <style:style style:name="P20" style:family="paragraph" style:parent-style-name="Standard">
      <style:text-properties fo:color="#000000" style:font-name="Times New Roman" fo:font-size="9pt" fo:letter-spacing="-0.07mm" style:font-size-asian="9pt" style:text-scale="110%"/>
    </style:style>
    <style:style style:name="P21" style:family="paragraph" style:parent-style-name="Standard">
      <style:text-properties fo:font-size="2pt" style:font-size-asian="2pt" style:font-size-complex="2pt"/>
    </style:style>
    <style:style style:name="P22" style:family="paragraph" style:parent-style-name="Standard">
      <style:paragraph-properties fo:margin-left="0mm" fo:margin-right="14.82mm" fo:text-align="end" style:justify-single-word="false" fo:text-indent="0mm" style:auto-text-indent="false">
        <style:tab-stops>
          <style:tab-stop style:position="24.32mm" style:type="right" style:leader-style="dotted" style:leader-text="."/>
        </style:tab-stops>
      </style:paragraph-properties>
      <style:text-properties fo:color="#000000" style:font-name="Times New Roman" fo:font-size="10.5pt" fo:letter-spacing="-0.11mm" style:font-size-asian="10.5pt" style:text-scale="110%"/>
    </style:style>
    <style:style style:name="P23" style:family="paragraph" style:parent-style-name="Standard">
      <style:paragraph-properties fo:margin-left="102.87mm" fo:margin-right="0mm" fo:margin-top="1.91mm" fo:margin-bottom="0mm" fo:line-height="85%" fo:text-indent="0mm" style:auto-text-indent="false"/>
      <style:text-properties fo:color="#000000" style:font-name="Times New Roman" fo:font-size="10.5pt" fo:letter-spacing="-0.14mm" style:font-size-asian="10.5pt" style:text-scale="110%"/>
    </style:style>
    <style:style style:name="P24" style:family="paragraph" style:parent-style-name="Standard">
      <style:paragraph-properties fo:margin-left="85.09mm" fo:margin-right="0mm" fo:margin-top="2.54mm" fo:margin-bottom="0mm" fo:text-indent="0mm" style:auto-text-indent="false">
        <style:tab-stops>
          <style:tab-stop style:position="128.91mm" style:type="right" style:leader-style="dotted" style:leader-text="."/>
        </style:tab-stops>
      </style:paragraph-properties>
      <style:text-properties fo:color="#000000" style:font-name="Times New Roman" fo:font-size="10.5pt" fo:letter-spacing="-0.11mm" style:font-size-asian="10.5pt" style:text-scale="110%"/>
    </style:style>
    <style:style style:name="P25" style:family="paragraph" style:parent-style-name="Standard">
      <style:paragraph-properties fo:margin-left="101.6mm" fo:margin-right="0mm" fo:margin-top="1.27mm" fo:margin-bottom="2.54mm" fo:line-height="85%" fo:text-indent="0mm" style:auto-text-indent="false"/>
      <style:text-properties fo:color="#000000" style:font-name="Times New Roman" fo:font-size="10.5pt" fo:letter-spacing="-0.18mm" style:font-size-asian="10.5pt" style:text-scale="110%"/>
    </style:style>
    <style:style style:name="P26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2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2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30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1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3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3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3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7" style:family="paragraph" style:parent-style-name="Standard" style:master-page-name="Standard">
      <style:paragraph-properties fo:margin-top="0.04mm" fo:margin-bottom="0mm" fo:line-height="0.35mm" style:page-number="auto"/>
    </style:style>
    <style:style style:name="P38" style:family="paragraph" style:parent-style-name="Standard" style:list-style-name="WWNum1">
      <style:paragraph-properties fo:margin-left="15.24mm" fo:margin-right="0mm" fo:margin-top="2.54mm" fo:margin-bottom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0.5pt" style:font-size-asian="10.5pt" style:text-scale="110%"/>
    </style:style>
    <style:style style:name="P39" style:family="paragraph" style:parent-style-name="Standard" style:list-style-name="WWNum1">
      <style:paragraph-properties fo:margin-left="15.24mm" fo:margin-right="0mm" fo:margin-top="2.54mm" fo:margin-bottom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0.5pt" fo:letter-spacing="-0.14mm" style:font-size-asian="10.5pt" style:text-scale="110%"/>
    </style:style>
    <style:style style:name="P40" style:family="paragraph" style:parent-style-name="Standard" style:list-style-name="WWNum1">
      <style:paragraph-properties fo:margin-left="15.24mm" fo:margin-right="0mm" fo:margin-top="3.18mm" fo:margin-bottom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0.5pt" fo:letter-spacing="-0.09mm" style:font-size-asian="10.5pt" style:text-scale="110%"/>
    </style:style>
    <style:style style:name="P41" style:family="paragraph" style:parent-style-name="Standard">
      <style:paragraph-properties fo:break-before="auto" fo:break-after="auto"/>
    </style:style>
    <style:style style:name="P4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4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4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4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4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5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" style:family="text">
      <style:text-properties fo:color="#000000" style:font-name="Times New Roman" fo:letter-spacing="-0.46mm" fo:font-weight="bold" style:font-weight-asian="bold" style:text-scale="105%"/>
    </style:style>
    <style:style style:name="T2" style:family="text">
      <style:text-properties fo:color="#000000" style:font-name="Times New Roman" fo:font-size="9pt" fo:letter-spacing="-0.46mm" fo:font-weight="bold" style:font-size-asian="9pt" style:font-weight-asian="bold" style:text-scale="110%"/>
    </style:style>
    <style:style style:name="T3" style:family="text">
      <style:text-properties fo:color="#000000" style:font-name="Times New Roman" fo:font-size="9pt" fo:letter-spacing="-0.42mm" fo:font-weight="bold" style:font-size-asian="9pt" style:font-weight-asian="bold" style:text-scale="110%"/>
    </style:style>
    <style:style style:name="T4" style:family="text">
      <style:text-properties fo:color="#000000" style:font-name="Times New Roman" fo:font-size="9pt" fo:letter-spacing="-0.28mm" fo:font-weight="bold" style:font-size-asian="9pt" style:font-weight-asian="bold" style:text-scale="110%"/>
    </style:style>
    <style:style style:name="T5" style:family="text">
      <style:text-properties fo:color="#000000" style:font-name="Times New Roman" fo:letter-spacing="-0.42mm" fo:font-weight="bold" style:font-weight-asian="bold" style:text-scale="105%"/>
    </style:style>
    <style:style style:name="T6" style:family="text">
      <style:text-properties fo:color="#000000" style:font-name="Times New Roman" fo:letter-spacing="-0.28mm" fo:font-weight="bold" style:font-weight-asian="bold" style:text-scale="105%"/>
    </style:style>
    <style:style style:name="T7" style:family="text">
      <style:text-properties fo:color="#000000" style:font-name="Times New Roman" fo:font-size="10.5pt" fo:letter-spacing="-0.11mm" style:font-size-asian="10.5pt" style:text-scale="110%"/>
    </style:style>
    <style:style style:name="T8" style:family="text">
      <style:text-properties fo:color="#000000" style:font-name="Times New Roman" fo:font-size="10.5pt" fo:letter-spacing="-0.07mm" style:font-size-asian="10.5pt" style:text-scale="110%"/>
    </style:style>
    <style:style style:name="T9" style:family="text">
      <style:text-properties fo:color="#000000" style:font-name="Times New Roman" fo:font-size="10.5pt" fo:letter-spacing="-0.25mm" style:font-size-asian="10.5pt" style:text-scale="110%"/>
    </style:style>
    <style:style style:name="T10" style:family="text">
      <style:text-properties fo:color="#000000" style:font-name="Times New Roman" fo:font-size="10.5pt" fo:letter-spacing="-0.21mm" style:font-size-asian="10.5pt" style:text-scale="110%"/>
    </style:style>
    <style:style style:name="T11" style:family="text">
      <style:text-properties fo:color="#000000" style:font-name="Times New Roman" fo:font-size="10.5pt" style:font-size-asian="10.5pt" style:text-scale="110%"/>
    </style:style>
    <style:style style:name="T12" style:family="text">
      <style:text-properties fo:color="#000000" style:font-name="Times New Roman" fo:font-size="10.5pt" fo:letter-spacing="-0.18mm" style:font-size-asian="10.5pt" style:text-scale="110%"/>
    </style:style>
    <style:style style:name="T13" style:family="text">
      <style:text-properties fo:color="#000000" style:font-name="Times New Roman" fo:font-size="10.5pt" fo:letter-spacing="-0.14mm" style:font-size-asian="10.5pt" style:text-scale="110%"/>
    </style:style>
    <style:style style:name="T14" style:family="text">
      <style:text-properties fo:color="#000000" style:font-name="Times New Roman" fo:font-size="10.5pt" fo:letter-spacing="0.25mm" style:font-size-asian="10.5pt" style:text-scale="110%"/>
    </style:style>
    <style:style style:name="T15" style:family="text">
      <style:text-properties fo:color="#000000" style:font-name="Times New Roman" fo:font-size="10.5pt" fo:letter-spacing="-0.19mm" style:font-size-asian="10.5pt" style:text-scale="110%"/>
    </style:style>
    <style:style style:name="T16" style:family="text">
      <style:text-properties fo:color="#000000" style:font-name="Times New Roman" fo:font-size="10.5pt" fo:letter-spacing="-0.16mm" style:font-size-asian="10.5pt" style:text-scale="110%"/>
    </style:style>
    <style:style style:name="T17" style:family="text">
      <style:text-properties fo:color="#000000" style:font-name="Times New Roman" fo:font-size="10.5pt" fo:letter-spacing="-0.23mm" style:font-size-asian="10.5pt" style:text-scale="110%"/>
    </style:style>
    <style:style style:name="T18" style:family="text">
      <style:text-properties fo:color="#000000" style:font-name="Times New Roman" fo:font-size="10.5pt" fo:letter-spacing="-0.39mm" style:font-size-asian="10.5pt" style:text-scale="110%"/>
    </style:style>
    <style:style style:name="T19" style:family="text">
      <style:text-properties fo:color="#000000" style:text-line-through-style="none" style:text-position="0% 100%" style:font-name="Times New Roman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3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6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27" style:family="text">
      <style:text-properties style:text-line-through-style="none" style:text-position="0% 100%" fo:letter-spacing="normal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76mm" svg:stroke-color="#000000" draw:stroke-linejoin="round" draw:fill="solid" draw:fill-color="#ffffff" fo:min-height="0.02mm" fo:min-width="0.02mm" fo:padding-top="0.37mm" fo:padding-bottom="0.37mm" fo:padding-left="0.37mm" fo:padding-right="0.3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</text:span><text:span text:style-name="T2">ACT <text:line-break/></text:span><text:span text:style-name="T5">(CHAPTER </text:span><text:span text:style-name="T3">50) <text:line-break/></text:span><text:span text:style-name="T6">SECTIONS </text:span><text:span text:style-name="T4">291 (1)</text:span></text:p>
            <text:p text:style-name="P15">STATUTORY DECLARATION BY <text:line-break/>DIRECTORS OF COMPANY'S INABILITY <text:line-break/>TO CONTINUE BUSINESS BY REASON OF</text:p>
            <text:p text:style-name="P16">ITS LIABILITIES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7">FORM</text:p>
            <text:p text:style-name="P18">65A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2"/>
      <text:p text:style-name="P19">Folio No</text:p>
      <text:p text:style-name="P4">Name of Company: <text:span text:style-name="T26"><text:placeholder text:placeholder-type="text">&lt;o.name&gt;</text:placeholder></text:span></text:p>
      <text:p text:style-name="P5">Company No: <text:span text:style-name="T27"><text:placeholder text:placeholder-type="text">&lt;o.uen&gt;</text:placeholder></text:span></text:p>
      <text:p text:style-name="P9"><text:span text:style-name="T9">The Registrar of Companies &amp; Businesses, </text:span><text:span text:style-name="T8">Singapore</text:span></text:p>
      <text:p text:style-name="P10"><text:span text:style-name="T10">*I/We,</text:span><text:span text:style-name="T20"><text:placeholder text:placeholder-type="text">&lt;get_director1(o.id)['name']&gt;</text:placeholder></text:span><text:span text:style-name="T19"> </text:span><text:span text:style-name="T11">of </text:span><text:span text:style-name="T20"><text:placeholder text:placeholder-type="text">&lt;get_partner_full_address(get_director1(o.id)['id'])&gt;</text:placeholder></text:span><text:span text:style-name="T19"> </text:span><text:span text:style-name="T7">*NRIC/Passport No </text:span><text:span text:style-name="T21"><text:placeholder text:placeholder-type="text">&lt;get_director1(o.id)['nric']&gt;</text:placeholder></text:span><text:span text:style-name="T11"> <text:line-break/></text:span><text:span text:style-name="T12">make oath and say as follows:</text:span></text:p>
      <text:list xml:id="list20935749851" text:style-name="WWNum1">
        <text:list-item>
          <text:p text:style-name="P38">*I/We *am/are (a) director(s) of the abovenamed company.</text:p>
        </text:list-item>
        <text:list-item>
          <text:p text:style-name="P40">The abovenamed company cannot by reason of its liabilities continue its business;</text:p>
        </text:list-item>
        <text:list-item>
          <text:p text:style-name="P39">The meetings of the abovenamed company and of its creditors have been summoned</text:p>
        </text:list-item>
      </text:list>
      <text:p text:style-name="P11"><text:span text:style-name="T11">for the <text:tab/></text:span><text:span text:style-name="T14"> day of <text:tab/></text:span><text:span text:style-name="T13"> ., being a date within one month <text:line-break/></text:span><text:span text:style-name="T15">of the date of this Statutory Declaration;</text:span></text:p>
      <text:p text:style-name="P12"><text:span text:style-name="T16">and *Uwe make this solemn declaration by virtue of the provisions of the Oaths </text:span><text:span text:style-name="T12">and Declarations Act (Cap. 211), and subject to the penalties provided by that Act for </text:span><text:span text:style-name="T17">the making of Use statements in statutory declarations, conscientiously believing the </text:span><text:span text:style-name="T10">statements contained in this declaration to be true in every particular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22">Declared at<text:tab/></text:p>
          </table:table-cell>
          <table:table-cell table:style-name="Table2.A1" table:number-rows-spanned="2" office:value-type="string">
            <text:p text:style-name="P13"><text:span text:style-name="T18">this<text:tab/></text:span><text:span text:style-name="T7">day of .</text:span></text:p>
          </table:table-cell>
          <table:table-cell table:style-name="Table2.C1" office:value-type="string">
            <text:p text:style-name="Standard"/>
          </table:table-cell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Standard"/>
          </table:table-cell>
        </table:table-row>
      </table:table>
      <text:p text:style-name="P14"/>
      <text:p text:style-name="P3"><text:span text:style-name="T9">Before me -<text:tab/></text:span><text:span text:style-name="T12">Signature: <text:tab/></text:span></text:p>
      <text:p text:style-name="P23">Name of Director</text:p>
      <text:p text:style-name="P6">Signature: <text:tab/></text:p>
      <text:p text:style-name="P24">Signature:<text:tab/></text:p>
      <text:p text:style-name="P7">Commissioner for Oaths/Notary Public</text:p>
      <text:p text:style-name="P25">Name of Director</text:p>
      <text:p text:style-name="P8">* Delete where inapplicable.</text:p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<text:span text:style-name="T22">Lodged in the office of the Registrar of Companies &amp; </text:span><text:span text:style-name="T23">Businesses by</text:span></text:p>
            <text:p text:style-name="P30">Name:</text:p>
            <text:p text:style-name="P32">Address:</text:p>
            <text:p text:style-name="P33"><text:span text:style-name="T25">A/c No:<text:tab/></text:span><text:span text:style-name="T24">Tel No:</text:span></text:p>
            <text:p text:style-name="P34">Fax No: </text:p>
          </table:table-cell>
          <table:table-cell table:style-name="Table3.B1" office:value-type="string">
            <text:p text:style-name="P28">For Official Use</text:p>
            <text:p text:style-name="P29">_______________________________________</text:p>
            <text:p text:style-name="P35">Date of Registration:</text:p>
            <text:p text:style-name="P36">Receipt No:</text:p>
            <text:p text:style-name="P31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normal" fo:language="en" fo:country="US" style:font-size-asian="10.5pt" style:text-scale="11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1.43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5.84mm" fo:margin-bottom="11.17mm" fo:margin-left="29.92mm" fo:margin-right="30.41mm" style:writing-mode="lr-tb" style:layout-grid-color="#c0c0c0" style:layout-grid-lines="2523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9</meta:editing-cycles>
    <meta:creation-date>2015-12-21T08:24:00</meta:creation-date>
    <dc:date>2016-01-13T13:52:56</dc:date>
    <meta:editing-duration>PT1M46S</meta:editing-duration>
    <meta:generator>LibreOffice/3.5$Linux_X86_64 LibreOffice_project/350m1$Build-2</meta:generator>
    <meta:document-statistic meta:table-count="3" meta:image-count="0" meta:object-count="0" meta:page-count="1" meta:paragraph-count="34" meta:word-count="215" meta:character-count="1448" meta:non-whitespace-character-count="12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